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PathTag.do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Path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PathTa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PathTag.do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edPathTag.setPath( @ Nullable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PathTag.doCatch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